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 fo:font-size="14pt" officeooo:paragraph-rsid="00191bff" style:font-size-asian="14pt" style:font-size-complex="14pt"/>
    </style:style>
    <style:style style:name="P2" style:family="paragraph" style:parent-style-name="Standard">
      <style:text-properties style:font-name="Bookman Old Style" fo:font-size="14pt" officeooo:rsid="00191bff" officeooo:paragraph-rsid="00191bff" style:font-size-asian="14pt" style:font-size-complex="14pt"/>
    </style:style>
    <style:style style:name="P3" style:family="paragraph" style:parent-style-name="Standard">
      <style:text-properties style:font-name="Bookman Old Style" fo:font-size="14pt" officeooo:rsid="00191bff" officeooo:paragraph-rsid="001c6b2b" style:font-size-asian="14pt" style:font-name-complex="Times New Roman" style:font-size-complex="14pt"/>
    </style:style>
    <style:style style:name="P4" style:family="paragraph" style:parent-style-name="Standard">
      <style:text-properties style:font-name="Bookman Old Style" fo:font-size="14pt" officeooo:rsid="001c6b2b" officeooo:paragraph-rsid="001c6b2b" style:font-size-asian="14pt" style:font-name-complex="Times New Roman" style:font-size-complex="14pt"/>
    </style:style>
    <style:style style:name="P5" style:family="paragraph" style:parent-style-name="Standard">
      <style:text-properties style:font-name="Bookman Old Style" fo:font-size="14pt" officeooo:rsid="001c8067" officeooo:paragraph-rsid="001c8067" style:font-size-asian="14pt" style:font-name-complex="Times New Roman" style:font-size-complex="14pt"/>
    </style:style>
    <style:style style:name="P6" style:family="paragraph" style:parent-style-name="Standard">
      <style:text-properties officeooo:paragraph-rsid="00191bff"/>
    </style:style>
    <style:style style:name="P7" style:family="paragraph" style:parent-style-name="Standard">
      <style:text-properties officeooo:paragraph-rsid="0019f2ce"/>
    </style:style>
    <style:style style:name="P8" style:family="paragraph" style:parent-style-name="Standard">
      <style:text-properties officeooo:rsid="0019f2ce" officeooo:paragraph-rsid="0019f2ce"/>
    </style:style>
    <style:style style:name="P9" style:family="paragraph" style:parent-style-name="Standard">
      <style:text-properties officeooo:paragraph-rsid="001c6b2b"/>
    </style:style>
    <style:style style:name="T1" style:family="text">
      <style:text-properties style:font-name="Bookman Old Style" fo:font-size="14pt" style:font-size-asian="14pt" style:font-size-complex="14pt"/>
    </style:style>
    <style:style style:name="T2" style:family="text">
      <style:text-properties style:font-name="Bookman Old Style" fo:font-size="14pt" officeooo:rsid="00191bff" style:font-size-asian="14pt" style:font-size-complex="14pt"/>
    </style:style>
    <style:style style:name="T3" style:family="text">
      <style:text-properties style:font-name="Bookman Old Style" fo:font-size="14pt" officeooo:rsid="001c6b2b" style:font-size-asian="14pt" style:font-size-complex="14pt"/>
    </style:style>
    <style:style style:name="T4" style:family="text">
      <style:text-properties style:font-name="Bookman Old Style" fo:font-size="14pt" style:font-size-asian="14pt" style:font-name-complex="Times New Roman" style:font-size-complex="14pt"/>
    </style:style>
    <style:style style:name="T5" style:family="text">
      <style:text-properties style:font-name="Bookman Old Style" fo:font-size="14pt" officeooo:rsid="0019f2ce" style:font-size-asian="14pt" style:font-name-complex="Times New Roman" style:font-size-complex="14pt"/>
    </style:style>
    <style:style style:name="T6" style:family="text">
      <style:text-properties style:font-name="Bookman Old Style" fo:font-size="14pt" officeooo:rsid="001b4ec9" style:font-size-asian="14pt" style:font-name-complex="Times New Roman" style:font-size-complex="14pt"/>
    </style:style>
    <style:style style:name="T7" style:family="text">
      <style:text-properties officeooo:rsid="0019799f"/>
    </style:style>
    <style:style style:name="T8" style:family="text">
      <style:text-properties officeooo:rsid="001ce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Q - </text:span><text:span text:style-name="T1">Is his claim that his algorithm runs in O(n) true? Explain. If not what is the original time complexity in terms of Big-O?</text:span></text:p>
      <text:p text:style-name="P1"/>
      <text:p text:style-name="P2">Ans: No. <text:span text:style-name="T7">Since resizing every time requires copying elements to the new array, it will be O(k*n) where k = the number of times the array is resized.</text:span></text:p>
      <text:p text:style-name="P2"/>
      <text:p text:style-name="P7"><text:span text:style-name="T5">Q - </text:span><text:span text:style-name="T4">If it is not true how will you modify the algorithm so that it actually produces a sorted list?</text:span></text:p>
      <text:p text:style-name="P7"><text:span text:style-name="T4"/></text:p>
      <text:p text:style-name="P8"><text:span text:style-name="T4">Ans: Instead of using an arbitrarily large number, we can use the largest possible array size, i.e largest – smallest element + 1. </text:span><text:span text:style-name="T6">We will use bucket sorting to to index in O(1) time and inserting in O(1) time by insert at head.</text:span></text:p>
      <text:p text:style-name="P8"><text:span text:style-name="T6"/></text:p>
      <text:p text:style-name="P8"><text:span text:style-name="T6"/></text:p>
      <text:p text:style-name="P9"><text:span text:style-name="T3">Q - </text:span><text:span text:style-name="T1">Explain how will you modify it for handling duplicates? If his claim is not true then explain why?</text:span></text:p>
      <text:p text:style-name="P3"/>
      <text:p text:style-name="P4">Ans: We can use bucket sort and add the duplicates into the linked lists behind/ahead of the original number. </text:p>
      <text:p text:style-name="P5">His claim is false since handling <text:span text:style-name="T8">duplicates with only indexing is not possible because in his implementation, they will be simply overwrit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54:07.544359763</meta:creation-date>
    <dc:date>2019-04-18T22:20:52.801375529</dc:date>
    <meta:editing-duration>PT16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7" meta:character-count="956" meta:non-whitespace-character-count="784"/>
  </office:meta>
</office:document-meta>
</file>